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breakdown of your <text:span text:style-name="Strong_20_Emphasis">Simple Shell in C</text:span> project into modules, tasks, directory structure, and user stories to streamline development:</text:p>
      <text:p text:style-name="Horizontal_20_Line"/>
      <text:h text:style-name="Heading_20_3" text:outline-level="3"><text:span text:style-name="Strong_20_Emphasis">Modules and Tasks</text:span></text:h>
      <text:h text:style-name="Heading_20_4" text:outline-level="4"><text:span text:style-name="Strong_20_Emphasis">1. Core Shell Framework</text:span></text:h>
      <text:list xml:id="list2764145253" text:style-name="L1">
        <text:list-item>
          <text:p text:style-name="P3"><text:span text:style-name="Strong_20_Emphasis">Tasks</text:span>: </text:p>
          <text:list>
            <text:list-item>
              <text:p text:style-name="P3">Create the main program loop to handle user input. </text:p>
            </text:list-item>
            <text:list-item>
              <text:p text:style-name="P3">Implement command parsing using string functions. </text:p>
            </text:list-item>
            <text:list-item>
              <text:p text:style-name="P3">Build a mechanism to tokenize the input into command and arguments. </text:p>
            </text:list-item>
            <text:list-item>
              <text:p text:style-name="P2">Handle invalid or empty inputs. 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ommand Execution</text:span></text:h>
      <text:list xml:id="list2795793877" text:style-name="L2">
        <text:list-item>
          <text:p text:style-name="P5"><text:span text:style-name="Strong_20_Emphasis">Tasks</text:span>: </text:p>
          <text:list>
            <text:list-item>
              <text:p text:style-name="P5">Fork a child process using <text:span text:style-name="Source_20_Text">fork()</text:span>. </text:p>
            </text:list-item>
            <text:list-item>
              <text:p text:style-name="P5">Execute commands using <text:span text:style-name="Source_20_Text">execvp()</text:span>. </text:p>
            </text:list-item>
            <text:list-item>
              <text:p text:style-name="P5">Implement error handling for failed commands. </text:p>
            </text:list-item>
            <text:list-item>
              <text:p text:style-name="P4">Wait for child processes to complete using <text:span text:style-name="Source_20_Text">wait()</text:span>. 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Built-in Commands</text:span></text:h>
      <text:list xml:id="list1105756614" text:style-name="L3">
        <text:list-item>
          <text:p text:style-name="P7"><text:span text:style-name="Strong_20_Emphasis">Tasks</text:span>: </text:p>
          <text:list>
            <text:list-item>
              <text:p text:style-name="P7">Implement <text:span text:style-name="Source_20_Text">cd</text:span> using <text:span text:style-name="Source_20_Text">chdir()</text:span>. </text:p>
            </text:list-item>
            <text:list-item>
              <text:p text:style-name="P7">Implement <text:span text:style-name="Source_20_Text">pwd</text:span> using <text:span text:style-name="Source_20_Text">getcwd()</text:span>. </text:p>
            </text:list-item>
            <text:list-item>
              <text:p text:style-name="P6">Create an exit command to terminate the shell. 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Redirection</text:span></text:h>
      <text:list xml:id="list225803343" text:style-name="L4">
        <text:list-item>
          <text:p text:style-name="P9"><text:span text:style-name="Strong_20_Emphasis">Tasks</text:span>: </text:p>
          <text:list>
            <text:list-item>
              <text:p text:style-name="P9">Parse and identify redirection operators (<text:span text:style-name="Source_20_Text">&gt;</text:span>, <text:span text:style-name="Source_20_Text">&lt;</text:span>). </text:p>
            </text:list-item>
            <text:list-item>
              <text:p text:style-name="P9">Use <text:span text:style-name="Source_20_Text">dup2()</text:span> to redirect input/output streams. </text:p>
            </text:list-item>
            <text:list-item>
              <text:p text:style-name="P8">Implement error handling for invalid redirection syntax. 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Piping (Optional Advanced Feature)</text:span></text:h>
      <text:list xml:id="list3163900534" text:style-name="L5">
        <text:list-item>
          <text:p text:style-name="P11"><text:span text:style-name="Strong_20_Emphasis">Tasks</text:span>: </text:p>
          <text:list>
            <text:list-item>
              <text:p text:style-name="P11">Parse commands separated by the pipe (<text:span text:style-name="Source_20_Text">|</text:span>) symbol. </text:p>
            </text:list-item>
            <text:list-item>
              <text:p text:style-name="P11">Create pipes using <text:span text:style-name="Source_20_Text">pipe()</text:span>. </text:p>
            </text:list-item>
            <text:list-item>
              <text:p text:style-name="P10">Connect input/output streams between commands using <text:span text:style-name="Source_20_Text">dup2()</text:span>. 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6. Error Handling</text:span></text:h>
      <text:list xml:id="list2251148298" text:style-name="L6">
        <text:list-item>
          <text:p text:style-name="P13"><text:span text:style-name="Strong_20_Emphasis">Tasks</text:span>: </text:p>
          <text:list>
            <text:list-item>
              <text:p text:style-name="P13">Implement robust error messages for invalid commands. </text:p>
            </text:list-item>
            <text:list-item>
              <text:p text:style-name="P12">Handle signals (e.g., <text:span text:style-name="Source_20_Text">CTRL+C</text:span>) gracefully using <text:span text:style-name="Source_20_Text">signal()</text:span>. 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Testing and Debugging</text:span></text:h>
      <text:list xml:id="list2240646361" text:style-name="L7">
        <text:list-item>
          <text:p text:style-name="P15"><text:span text:style-name="Strong_20_Emphasis">Tasks</text:span>: </text:p>
          <text:list>
            <text:list-item>
              <text:p text:style-name="P15">Write test cases for valid and invalid commands. </text:p>
            </text:list-item>
            <text:list-item>
              <text:p text:style-name="P14">Debug memory allocation and leaks using tools like <text:span text:style-name="Source_20_Text">valgrind</text:span>. </text:p>
            </text:list-item>
          </text:list>
        </text:list-item>
      </text:list>
      <text:p text:style-name="Horizontal_20_Line"/>
      <text:h text:style-name="Heading_20_3" text:outline-level="3"><text:span text:style-name="Strong_20_Emphasis">Directory Structure</text:span></text:h>
      <text:p text:style-name="Preformatted_20_Text"><text:span text:style-name="Source_20_Text">simple_shell/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main.c <text:s text:c="13"/># Entry point</text:span></text:p>
      <text:p text:style-name="Preformatted_20_Text"><text:span text:style-name="Source_20_Text">│ <text:s text:c="2"/>├── shell.c <text:s text:c="12"/># Core shell loop</text:span></text:p>
      <text:p text:style-name="Preformatted_20_Text"><text:span text:style-name="Source_20_Text">│ <text:s text:c="2"/>├── parser.c <text:s text:c="11"/># Command parsing</text:span></text:p>
      <text:p text:style-name="Preformatted_20_Text"><text:span text:style-name="Source_20_Text">│ <text:s text:c="2"/>├── executor.c <text:s text:c="9"/># Command execution</text:span></text:p>
      <text:p text:style-name="Preformatted_20_Text"><text:span text:style-name="Source_20_Text">│ <text:s text:c="2"/>├── builtins.c <text:s text:c="9"/># Built-in commands like cd, pwd</text:span></text:p>
      <text:p text:style-name="Preformatted_20_Text"><text:span text:style-name="Source_20_Text">│ <text:s text:c="2"/>├── redirection.c <text:s text:c="6"/># Input/output redirection</text:span></text:p>
      <text:p text:style-name="Preformatted_20_Text"><text:span text:style-name="Source_20_Text">│ <text:s text:c="2"/>├── piping.c <text:s text:c="11"/># Piping implementation (optional)</text:span></text:p>
      <text:p text:style-name="Preformatted_20_Text"><text:span text:style-name="Source_20_Text">├── include/</text:span></text:p>
      <text:p text:style-name="Preformatted_20_Text"><text:span text:style-name="Source_20_Text">│ <text:s text:c="2"/>├── shell.h <text:s text:c="12"/># Header file for common functions and structures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test_cases.sh <text:s text:c="6"/># Shell script to test different scenarios</text:span></text:p>
      <text:p text:style-name="Preformatted_20_Text"><text:span text:style-name="Source_20_Text">├── Makefile <text:s text:c="15"/># Build automation</text:span></text:p>
      <text:p text:style-name="P1"><text:span text:style-name="Source_20_Text">└── README.md <text:s text:c="14"/># Documentation</text:span></text:p>
      <text:p text:style-name="Horizontal_20_Line"/>
      <text:h text:style-name="Heading_20_3" text:outline-level="3"><text:span text:style-name="Strong_20_Emphasis">User Stories</text:span></text:h>
      <text:h text:style-name="Heading_20_4" text:outline-level="4"><text:span text:style-name="Strong_20_Emphasis">Core Shell Framework</text:span></text:h>
      <text:list xml:id="list4098059327" text:style-name="L8">
        <text:list-item>
          <text:p text:style-name="P17"><text:span text:style-name="Strong_20_Emphasis">As a user</text:span>, I want to input commands and see the shell respond so I can interact with the system. </text:p>
        </text:list-item>
        <text:list-item>
          <text:p text:style-name="P16"><text:span text:style-name="Strong_20_Emphasis">As a developer</text:span>, I want the shell to handle empty or invalid input gracefully, so the program doesn’t crash. </text:p>
        </text:list-item>
      </text:list>
      <text:h text:style-name="Heading_20_4" text:outline-level="4"><text:span text:style-name="Strong_20_Emphasis">Command Execution</text:span></text:h>
      <text:list xml:id="list2378761320" text:style-name="L9">
        <text:list-item>
          <text:p text:style-name="P19"><text:span text:style-name="Strong_20_Emphasis">As a user</text:span>, I want to execute system commands like <text:span text:style-name="Source_20_Text">ls</text:span>, <text:span text:style-name="Source_20_Text">mkdir</text:span>, and <text:span text:style-name="Source_20_Text">rm</text:span>, so I can manage files and directories. </text:p>
        </text:list-item>
        <text:list-item>
          <text:p text:style-name="P18"><text:span text:style-name="Strong_20_Emphasis">As a developer</text:span>, I want to handle errors when commands fail, so the user gets meaningful feedback. </text:p>
        </text:list-item>
      </text:list>
      <text:h text:style-name="Heading_20_4" text:outline-level="4"><text:span text:style-name="Strong_20_Emphasis">Built-in Commands</text:span></text:h>
      <text:list xml:id="list3185280621" text:style-name="L10">
        <text:list-item>
          <text:p text:style-name="P21"><text:span text:style-name="Strong_20_Emphasis">As a user</text:span>, I want to use <text:span text:style-name="Source_20_Text">cd</text:span> to navigate directories and <text:span text:style-name="Source_20_Text">pwd</text:span> to check my current location. </text:p>
        </text:list-item>
        <text:list-item>
          <text:p text:style-name="P20"><text:soft-page-break/><text:span text:style-name="Strong_20_Emphasis">As a developer</text:span>, I want built-in commands to run efficiently within the parent process, so they don’t require extra overhead. </text:p>
        </text:list-item>
      </text:list>
      <text:h text:style-name="Heading_20_4" text:outline-level="4"><text:span text:style-name="Strong_20_Emphasis">Redirection</text:span></text:h>
      <text:list xml:id="list1988889893" text:style-name="L11">
        <text:list-item>
          <text:p text:style-name="P23"><text:span text:style-name="Strong_20_Emphasis">As a user</text:span>, I want to redirect the output of commands to files, so I can save command results. </text:p>
        </text:list-item>
        <text:list-item>
          <text:p text:style-name="P22"><text:span text:style-name="Strong_20_Emphasis">As a developer</text:span>, I want to implement input and output redirection robustly, so it works for both built-in and system commands. </text:p>
        </text:list-item>
      </text:list>
      <text:h text:style-name="Heading_20_4" text:outline-level="4"><text:span text:style-name="Strong_20_Emphasis">Error Handling</text:span></text:h>
      <text:list xml:id="list178162842" text:style-name="L12">
        <text:list-item>
          <text:p text:style-name="P25"><text:span text:style-name="Strong_20_Emphasis">As a user</text:span>, I want the shell to display meaningful error messages, so I can fix mistakes in my commands. </text:p>
        </text:list-item>
        <text:list-item>
          <text:p text:style-name="P24"><text:span text:style-name="Strong_20_Emphasis">As a developer</text:span>, I want to gracefully handle invalid commands and system errors, so the program remains stable. </text:p>
        </text:list-item>
      </text:list>
      <text:h text:style-name="Heading_20_4" text:outline-level="4"><text:span text:style-name="Strong_20_Emphasis">Advanced Features (Optional)</text:span></text:h>
      <text:list xml:id="list2247804068" text:style-name="L13">
        <text:list-item>
          <text:p text:style-name="P27"><text:span text:style-name="Strong_20_Emphasis">As a user</text:span>, I want to use pipes to chain commands like <text:span text:style-name="Source_20_Text">ls | grep txt</text:span>, so I can perform complex tasks. </text:p>
        </text:list-item>
        <text:list-item>
          <text:p text:style-name="P26"><text:span text:style-name="Strong_20_Emphasis">As a developer</text:span>, I want to implement pipes in a modular way, so it doesn’t interfere with core functionality. </text:p>
        </text:list-item>
      </text:list>
      <text:h text:style-name="Heading_20_4" text:outline-level="4"><text:span text:style-name="Strong_20_Emphasis">Testing</text:span></text:h>
      <text:list xml:id="list3957020137" text:style-name="L14">
        <text:list-item>
          <text:p text:style-name="P28"><text:span text:style-name="Strong_20_Emphasis">As a developer</text:span>, I want a set of automated test cases, so I can quickly verify the shell’s functionality during development. </text:p>
        </text:list-item>
      </text:list>
      <text:p text:style-name="Horizontal_20_Line"/>
      <text:h text:style-name="Heading_20_3" text:outline-level="3"><text:span text:style-name="Strong_20_Emphasis">Development Workflow</text:span></text:h>
      <text:list xml:id="list1044554962" text:style-name="L15">
        <text:list-item>
          <text:p text:style-name="P29"><text:span text:style-name="Strong_20_Emphasis">Phase 1: Core Shell Framework</text:span></text:p>
          <text:list>
            <text:list-item>
              <text:p text:style-name="P30">Implement main loop and command parsing. </text:p>
            </text:list-item>
          </text:list>
        </text:list-item>
        <text:list-item>
          <text:p text:style-name="P29"><text:span text:style-name="Strong_20_Emphasis">Phase 2: Command Execution</text:span></text:p>
          <text:list>
            <text:list-item>
              <text:p text:style-name="P30">Add forking, execution, and error handling. </text:p>
            </text:list-item>
          </text:list>
        </text:list-item>
        <text:list-item>
          <text:p text:style-name="P29"><text:span text:style-name="Strong_20_Emphasis">Phase 3: Built-in Commands</text:span></text:p>
          <text:list>
            <text:list-item>
              <text:p text:style-name="P30">Implement <text:span text:style-name="Source_20_Text">cd</text:span>, <text:span text:style-name="Source_20_Text">pwd</text:span>, and <text:span text:style-name="Source_20_Text">exit</text:span>. </text:p>
            </text:list-item>
          </text:list>
        </text:list-item>
        <text:list-item>
          <text:p text:style-name="P29"><text:span text:style-name="Strong_20_Emphasis">Phase 4: Redirection</text:span></text:p>
          <text:list>
            <text:list-item>
              <text:p text:style-name="P30">Add support for input/output redirection. </text:p>
            </text:list-item>
          </text:list>
        </text:list-item>
        <text:list-item>
          <text:p text:style-name="P29"><text:span text:style-name="Strong_20_Emphasis">Phase 5: Advanced Features</text:span></text:p>
          <text:list>
            <text:list-item>
              <text:p text:style-name="P30">Implement piping (optional). </text:p>
            </text:list-item>
          </text:list>
        </text:list-item>
        <text:list-item>
          <text:p text:style-name="P29"><text:span text:style-name="Strong_20_Emphasis">Phase 6: Testing</text:span></text:p>
          <text:list>
            <text:list-item>
              <text:p text:style-name="P29">Validate all features with manual and automated tests. </text:p>
            </text:list-item>
          </text:list>
        </text:list-item>
      </text:list>
      <text:p text:style-name="Horizontal_20_Line"/>
      <text:p text:style-name="Text_20_body">By following this modular breakdown, directory structure, and user stories, you can develop your project efficiently while ensuring code clarity and maintainability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7:22:31.789817423</meta:creation-date>
    <dc:date>2024-12-16T07:23:13.943808263</dc:date>
    <meta:editing-duration>PT43S</meta:editing-duration>
    <meta:editing-cycles>1</meta:editing-cycles>
    <meta:document-statistic meta:table-count="0" meta:image-count="0" meta:object-count="0" meta:page-count="4" meta:paragraph-count="88" meta:word-count="686" meta:character-count="4159" meta:non-whitespace-character-count="3431"/>
    <meta:generator>LibreOffice/7.3.7.2$Linux_X86_64 LibreOffice_project/30$Build-2</meta:generator>
  </office:meta>
</office:document-meta>
</file>